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000000258115EC85B0F0CE2EE.png" manifest:media-type="image/png"/>
  <manifest:file-entry manifest:full-path="Pictures/1000020100000320000002588ADAC59482CDF530.png" manifest:media-type="image/png"/>
  <manifest:file-entry manifest:full-path="Pictures/1000020100000320000002582EA3602E4D1F3FF6.png" manifest:media-type="image/png"/>
  <manifest:file-entry manifest:full-path="Pictures/100002010000032000000258746F623417597A80.png" manifest:media-type="image/png"/>
  <manifest:file-entry manifest:full-path="Pictures/10000201000003200000025873AEAC99D819E8C6.png" manifest:media-type="image/png"/>
  <manifest:file-entry manifest:full-path="Pictures/100002010000032000000258BB2A4ECE6C6778CD.png" manifest:media-type="image/png"/>
  <manifest:file-entry manifest:full-path="Pictures/100002010000032000000258F4F34ADFEBA9E07F.png" manifest:media-type="image/png"/>
  <manifest:file-entry manifest:full-path="Pictures/100002010000032000000258DC2AE1B77596C46B.png" manifest:media-type="image/png"/>
  <manifest:file-entry manifest:full-path="Pictures/100002010000032000000258F0662E743E2FF2DC.png" manifest:media-type="image/png"/>
  <manifest:file-entry manifest:full-path="Pictures/100002010000032000000258E5A983BD7DDC76D1.png" manifest:media-type="image/png"/>
  <manifest:file-entry manifest:full-path="Pictures/100002010000032000000258FD0D0929EEE5AEC2.png" manifest:media-type="image/png"/>
  <manifest:file-entry manifest:full-path="Pictures/10000201000003200000025871D073D80B47B965.png" manifest:media-type="image/png"/>
  <manifest:file-entry manifest:full-path="Pictures/100002010000032000000258635ECBC9EA4283ED.png" manifest:media-type="image/png"/>
  <manifest:file-entry manifest:full-path="Pictures/100002010000032000000258765BBD5F9CC16CF9.png" manifest:media-type="image/png"/>
  <manifest:file-entry manifest:full-path="Pictures/1000020100000320000002584BC2B79321E2A2D7.png" manifest:media-type="image/png"/>
  <manifest:file-entry manifest:full-path="Pictures/100002010000032000000258F05233ED25D7203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xml:id="id1" draw:id="id1" draw:layer="layout" svg:width="20.319cm" svg:height="15.239cm" svg:x="3.6cm" svg:y="4.361cm">
          <draw:image xlink:href="Pictures/100002010000032000000258DC2AE1B77596C46B.png" xlink:type="simple" xlink:show="embed" xlink:actuate="onLoad">
            <text:p/>
          </draw:image>
        </draw:frame>
        <draw:frame draw:style-name="gr1" draw:text-style-name="P1" xml:id="id2" draw:id="id2" draw:layer="layout" svg:width="20.319cm" svg:height="15.239cm" svg:x="3.6cm" svg:y="4.361cm">
          <draw:image xlink:href="Pictures/100002010000032000000258765BBD5F9CC16CF9.png" xlink:type="simple" xlink:show="embed" xlink:actuate="onLoad">
            <text:p/>
          </draw:image>
        </draw:frame>
        <draw:frame draw:style-name="gr1" draw:text-style-name="P1" xml:id="id3" draw:id="id3" draw:layer="layout" svg:width="20.319cm" svg:height="15.239cm" svg:x="3.6cm" svg:y="4.361cm">
          <draw:image xlink:href="Pictures/100002010000032000000258F4F34ADFEBA9E07F.png" xlink:type="simple" xlink:show="embed" xlink:actuate="onLoad">
            <text:p/>
          </draw:image>
        </draw:frame>
        <draw:frame draw:style-name="gr1" draw:text-style-name="P1" xml:id="id4" draw:id="id4" draw:layer="layout" svg:width="20.319cm" svg:height="15.239cm" svg:x="3.6cm" svg:y="4.361cm">
          <draw:image xlink:href="Pictures/100002010000032000000258F0662E743E2FF2DC.png" xlink:type="simple" xlink:show="embed" xlink:actuate="onLoad">
            <text:p/>
          </draw:image>
        </draw:frame>
        <draw:frame draw:style-name="gr1" draw:text-style-name="P1" xml:id="id5" draw:id="id5" draw:layer="layout" svg:width="20.319cm" svg:height="15.239cm" svg:x="3.6cm" svg:y="4.361cm">
          <draw:image xlink:href="Pictures/100002010000032000000258E5A983BD7DDC76D1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6" draw:id="id6" draw:layer="layout" svg:width="20.319cm" svg:height="15.239cm" svg:x="3.6cm" svg:y="5.361cm">
          <draw:image xlink:href="Pictures/100002010000032000000258FD0D0929EEE5AEC2.png" xlink:type="simple" xlink:show="embed" xlink:actuate="onLoad">
            <text:p/>
          </draw:image>
        </draw:frame>
        <draw:frame draw:style-name="gr1" draw:text-style-name="P1" xml:id="id7" draw:id="id7" draw:layer="layout" svg:width="20.319cm" svg:height="15.239cm" svg:x="3.6cm" svg:y="5.361cm">
          <draw:image xlink:href="Pictures/10000201000003200000025871D073D80B47B965.png" xlink:type="simple" xlink:show="embed" xlink:actuate="onLoad">
            <text:p/>
          </draw:image>
        </draw:frame>
        <draw:frame draw:style-name="gr1" draw:text-style-name="P1" xml:id="id8" draw:id="id8" draw:layer="layout" svg:width="20.319cm" svg:height="15.239cm" svg:x="3.6cm" svg:y="5.361cm">
          <draw:image xlink:href="Pictures/100002010000032000000258BB2A4ECE6C6778CD.png" xlink:type="simple" xlink:show="embed" xlink:actuate="onLoad">
            <text:p/>
          </draw:image>
        </draw:frame>
        <draw:frame draw:style-name="gr1" draw:text-style-name="P1" xml:id="id9" draw:id="id9" draw:layer="layout" svg:width="20.319cm" svg:height="15.239cm" svg:x="3.6cm" svg:y="5.361cm">
          <draw:image xlink:href="Pictures/100002010000032000000258F05233ED25D7203B.png" xlink:type="simple" xlink:show="embed" xlink:actuate="onLoad">
            <text:p/>
          </draw:image>
        </draw:frame>
        <draw:frame draw:style-name="gr1" draw:text-style-name="P1" xml:id="id10" draw:id="id10" draw:layer="layout" svg:width="20.319cm" svg:height="15.239cm" svg:x="3.6cm" svg:y="5.361cm">
          <draw:image xlink:href="Pictures/1000020100000320000002584BC2B79321E2A2D7.png" xlink:type="simple" xlink:show="embed" xlink:actuate="onLoad">
            <text:p/>
          </draw:image>
        </draw:frame>
        <draw:frame draw:style-name="gr1" draw:text-style-name="P1" xml:id="id11" draw:id="id11" draw:layer="layout" svg:width="20.319cm" svg:height="15.239cm" svg:x="3.6cm" svg:y="5.361cm">
          <draw:image xlink:href="Pictures/10000201000003200000025873AEAC99D819E8C6.png" xlink:type="simple" xlink:show="embed" xlink:actuate="onLoad">
            <text:p/>
          </draw:image>
        </draw:frame>
        <draw:frame draw:style-name="gr1" draw:text-style-name="P1" xml:id="id12" draw:id="id12" draw:layer="layout" svg:width="20.319cm" svg:height="15.239cm" svg:x="3.6cm" svg:y="5.361cm">
          <draw:image xlink:href="Pictures/100002010000032000000258635ECBC9EA4283ED.png" xlink:type="simple" xlink:show="embed" xlink:actuate="onLoad">
            <text:p/>
          </draw:image>
        </draw:frame>
        <draw:frame draw:style-name="gr1" draw:text-style-name="P1" xml:id="id13" draw:id="id13" draw:layer="layout" svg:width="20.319cm" svg:height="15.239cm" svg:x="3.6cm" svg:y="5.361cm">
          <draw:image xlink:href="Pictures/100002010000032000000258746F623417597A80.png" xlink:type="simple" xlink:show="embed" xlink:actuate="onLoad">
            <text:p/>
          </draw:image>
        </draw:frame>
        <draw:frame draw:style-name="gr1" draw:text-style-name="P1" xml:id="id14" draw:id="id14" draw:layer="layout" svg:width="20.319cm" svg:height="15.239cm" svg:x="3.6cm" svg:y="5.361cm">
          <draw:image xlink:href="Pictures/1000020100000320000002582EA3602E4D1F3FF6.png" xlink:type="simple" xlink:show="embed" xlink:actuate="onLoad">
            <text:p/>
          </draw:image>
        </draw:frame>
        <draw:frame draw:style-name="gr1" draw:text-style-name="P1" xml:id="id15" draw:id="id15" draw:layer="layout" svg:width="20.319cm" svg:height="15.239cm" svg:x="3.6cm" svg:y="5.361cm">
          <draw:image xlink:href="Pictures/1000020100000320000002588ADAC59482CDF530.png" xlink:type="simple" xlink:show="embed" xlink:actuate="onLoad">
            <text:p/>
          </draw:image>
        </draw:frame>
        <draw:frame draw:style-name="gr1" draw:text-style-name="P1" xml:id="id16" draw:id="id16" draw:layer="layout" svg:width="20.319cm" svg:height="15.239cm" svg:x="3.6cm" svg:y="5.361cm">
          <draw:image xlink:href="Pictures/100002010000032000000258115EC85B0F0CE2E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21:57:16.627899373</meta:creation-date>
    <dc:date>2017-01-18T22:24:17.248877659</dc:date>
    <meta:editing-duration>PT27M</meta:editing-duration>
    <meta:editing-cycles>1</meta:editing-cycles>
    <meta:document-statistic meta:object-count="43"/>
    <meta:generator>LibreOffice/5.2.3.3$Linux_X86_64 LibreOffice_project/20m0$Build-3</meta:generator>
  </office:meta>
</office:document-meta>
</file>